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98b" officeooo:paragraph-rsid="000b0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2.2$Linux_X86_64 LibreOffice_project/420$Build-2</meta:generator>
    <dc:date>2024-04-14T19:44:27.838789801</dc:date>
    <meta:editing-duration>PT1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